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13" style:family="table-cell" style:parent-style-name="Default" style:data-style-name="N11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1.205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shapes>
          <draw:frame draw:z-index="0" draw:name="Textrahmen 1" draw:style-name="gr1" draw:text-style-name="P1" svg:width="18.009cm" svg:height="11.233cm" svg:x="3.01cm" svg:y="16.751cm">
            <draw:text-box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" table:default-cell-style-name="ce1"/>
        <table:table-column table:style-name="co8" table:default-cell-style-name="ce1"/>
        <table:table-column table:style-name="co7" table:default-cell-style-name="ce1"/>
        <table:table-column table:style-name="co7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8"/>
          <table:table-cell office:value-type="string" calcext:value-type="string">
            <text:p>Etappe</text:p>
          </table:table-cell>
          <table:table-cell table:number-columns-repeated="4" table:style-name="ce5" office:value-type="string" calcext:value-type="string">
            <text:p>Bochs</text:p>
          </table:table-cell>
          <table:table-cell/>
          <table:table-cell table:number-columns-repeated="3" table:style-name="ce5" office:value-type="string" calcext:value-type="string">
            <text:p>Bochs</text:p>
          </table:table-cell>
          <table:table-cell/>
          <table:table-cell table:number-columns-repeated="4" table:style-name="ce5" office:value-type="string" calcext:value-type="string">
            <text:p>Bochs</text:p>
          </table:table-cell>
          <table:table-cell/>
          <table:table-cell table:number-columns-repeated="4" table:style-name="ce5" office:value-type="string" calcext:value-type="string">
            <text:p>Bochs</text:p>
          </table:table-cell>
          <table:table-cell/>
          <table:table-cell table:number-columns-repeated="4" table:style-name="ce5" office:value-type="string" calcext:value-type="string">
            <text:p>Puent</text:p>
          </table:table-cell>
          <table:table-cell/>
          <table:table-cell table:number-columns-repeated="3" table:style-name="ce5" office:value-type="string" calcext:value-type="string">
            <text:p>Puent</text:p>
          </table:table-cell>
          <table:table-cell/>
          <table:table-cell table:number-columns-repeated="4" table:style-name="ce5" office:value-type="string" calcext:value-type="string">
            <text:p>Puent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Hausreihe</text:p>
          </table:table-cell>
          <table:table-cell table:number-columns-repeated="4" table:style-name="Default" office:value-type="string" calcext:value-type="string">
            <text:p>D</text:p>
          </table:table-cell>
          <table:table-cell/>
          <table:table-cell table:style-name="Default" office:value-type="string" calcext:value-type="string">
            <text:p>E</text:p>
          </table:table-cell>
          <table:table-cell table:number-columns-repeated="2" office:value-type="string" calcext:value-type="string">
            <text:p>E</text:p>
          </table:table-cell>
          <table:table-cell/>
          <table:table-cell table:number-columns-repeated="4" office:value-type="string" calcext:value-type="string">
            <text:p>F</text:p>
          </table:table-cell>
          <table:table-cell/>
          <table:table-cell table:number-columns-repeated="4" office:value-type="string" calcext:value-type="string">
            <text:p>G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E</text:p>
          </table:table-cell>
          <table:table-cell/>
          <table:table-cell table:number-columns-repeated="4"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Kab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office:value-type="string" calcext:value-type="string">
            <text:p>H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office:value-type="string" calcext:value-type="string">
            <text:p>Waffenplatzstrass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office:value-type="string" calcext:value-type="string">
            <text:p>Zelglistrasse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3"/>
          <table:table-cell office:value-type="string" calcext:value-type="string">
            <text:p>Kabel Fernleitung zu Elfero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13];[.C13];[.D13];[.E13])" office:value-type="string" office:string-value="el_bl_ws_blau" calcext:value-type="string">
            <text:p>el_bl_ws_blau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485_0V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14];[.C14];[.D14];[.E14])" office:value-type="string" office:string-value="el_bl_ws_weiss" calcext:value-type="string">
            <text:p>el_bl_ws_weiss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485_24V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15];[.C15];[.D15];[.E15])" office:value-type="string" office:string-value="el_ge_ws_gelb" calcext:value-type="string">
            <text:p>el_ge_ws_gelb</text:p>
          </table:table-cell>
          <table:table-cell office:value-type="string" calcext:value-type="string">
            <text:p>Anforderung</text:p>
          </table:table-cell>
          <table:table-cell/>
          <table:table-cell table:style-name="ce7" table:number-columns-repeated="3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16];[.C16];[.D16];[.E16])" office:value-type="string" office:string-value="el_ge_ws_weiss" calcext:value-type="string">
            <text:p>el_ge_ws_weiss</text:p>
          </table:table-cell>
          <table:table-cell office:value-type="string" calcext:value-type="string">
            <text:p>Anforderung</text:p>
          </table:table-cell>
          <table:table-cell/>
          <table:table-cell table:style-name="ce7" table:number-columns-repeated="3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9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17];[.C17];[.D17];[.E17])" office:value-type="string" office:string-value="el_gn_ws_gruen" calcext:value-type="string">
            <text:p>el_gn_ws_gruen</text:p>
          </table:table-cell>
          <table:table-cell/>
          <table:table-cell office:value-type="string" calcext:value-type="string">
            <text:p>485_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9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18];[.C18];[.D18];[.E18])" office:value-type="string" office:string-value="el_gn_ws_weiss" calcext:value-type="string">
            <text:p>el_gn_ws_weiss</text:p>
          </table:table-cell>
          <table:table-cell/>
          <table:table-cell office:value-type="string" calcext:value-type="string">
            <text:p>485_B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19];[.C19];[.D19];[.E19])" office:value-type="string" office:string-value="el_bn_ws_braun" calcext:value-type="string">
            <text:p>el_bn_ws_braun</text:p>
          </table:table-cell>
          <table:table-cell/>
          <table:table-cell office:value-type="string" calcext:value-type="string">
            <text:p>485_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20];[.C20];[.D20];[.E20])" office:value-type="string" office:string-value="el_bn_ws_weiss" calcext:value-type="string">
            <text:p>el_bn_ws_weiss</text:p>
          </table:table-cell>
          <table:table-cell/>
          <table:table-cell office:value-type="string" calcext:value-type="string">
            <text:p>485_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formula="of:=COM.MICROSOFT.CONCAT([.B21];[.C21];[.D21];[.E21])" office:value-type="string" office:string-value="el_gr_ws_grau" calcext:value-type="string">
            <text:p>el_gr_ws_grau</text:p>
          </table:table-cell>
          <table:table-cell/>
          <table:table-cell office:value-type="string" calcext:value-type="string">
            <text:p>485_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formula="of:=COM.MICROSOFT.CONCAT([.B22];[.C22];[.D22];[.E22])" office:value-type="string" office:string-value="el_gr_ws_weiss" calcext:value-type="string">
            <text:p>el_gr_ws_weiss</text:p>
          </table:table-cell>
          <table:table-cell/>
          <table:table-cell office:value-type="string" calcext:value-type="string">
            <text:p>485_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formula="of:=COM.MICROSOFT.CONCAT([.B23];[.C23];[.D23];[.E23])" office:value-type="string" office:string-value="el_blws_ws_blauws" calcext:value-type="string">
            <text:p>el_blws_ws_blauws</text:p>
          </table:table-cell>
          <table:table-cell/>
          <table:table-cell office:value-type="string" calcext:value-type="string">
            <text:p>485_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formula="of:=COM.MICROSOFT.CONCAT([.B24];[.C24];[.D24];[.E24])" office:value-type="string" office:string-value="el_blws_ws_weiss" calcext:value-type="string">
            <text:p>el_blws_ws_weiss</text:p>
          </table:table-cell>
          <table:table-cell/>
          <table:table-cell office:value-type="string" calcext:value-type="string">
            <text:p>485_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27];[.C27];[.D27];[.E27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33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28];[.C28];[.D28];[.E28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28]" office:value-type="string" office:string-value="te_" calcext:value-type="string">
            <text:p>te_</text:p>
          </table:table-cell>
          <table:table-cell table:formula="of:=[.C28]" office:value-type="string" office:string-value="bl_" calcext:value-type="string">
            <text:p>bl_</text:p>
          </table:table-cell>
          <table:table-cell table:formula="of:=[.D2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29];[.C29];[.D29];[.E29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29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30];[.C30];[.D30];[.E30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30]" office:value-type="string" office:string-value="te_" calcext:value-type="string">
            <text:p>te_</text:p>
          </table:table-cell>
          <table:table-cell table:formula="of:=[.C30]" office:value-type="string" office:string-value="ge_" calcext:value-type="string">
            <text:p>ge_</text:p>
          </table:table-cell>
          <table:table-cell table:formula="of:=[.D30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31];[.C31];[.D31];[.E31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31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9" table:formula="of:=[.D31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32];[.C32];[.D32];[.E32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2]" office:value-type="string" office:string-value="te_" calcext:value-type="string">
            <text:p>te_</text:p>
          </table:table-cell>
          <table:table-cell table:formula="of:=[.C32]" office:value-type="string" office:string-value="gn_" calcext:value-type="string">
            <text:p>gn_</text:p>
          </table:table-cell>
          <table:table-cell table:style-name="ce9" table:formula="of:=[.D32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33];[.C33];[.D33];[.E33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3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34];[.C34];[.D34];[.E34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4]" office:value-type="string" office:string-value="te_" calcext:value-type="string">
            <text:p>te_</text:p>
          </table:table-cell>
          <table:table-cell table:formula="of:=[.C34]" office:value-type="string" office:string-value="bn_" calcext:value-type="string">
            <text:p>bn_</text:p>
          </table:table-cell>
          <table:table-cell table:formula="of:=[.D34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35];[.C35];[.D35];[.E35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2">
          <table:table-cell table:style-name="ce1"/>
          <table:table-cell table:number-columns-repeated="2"/>
          <table:table-cell table:style-name="ce9"/>
          <table:table-cell table:number-columns-repeated="38"/>
        </table:table-row>
        <table:table-row table:style-name="ro1" table:number-rows-repeated="4">
          <table:table-cell table:number-columns-repeated="42"/>
        </table:table-row>
        <table:table-row table:style-name="ro1" table:number-rows-repeated="14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520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13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9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9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ks" table:style-name="ta1">
        <table:table-column table:style-name="co3" table:number-columns-repeated="41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office:value-type="string" calcext:value-type="string">
            <text:p>RS485 beispiele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irenboard.com/wiki/index.php?title=WB-M1W2_1-Wire_to_Modbus_Temperature_Measurement_Module/en&amp;mobileaction=toggle_view_desktop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ww.ebay.co.uk/itm/394179679269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store.comwintop.com/products/rs485-pt100-temperature-sensor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ww.fruugoschweiz.com/rs485-ds18b20-temperatursensorplatine-mit-modbus-rtu-befehlen/p-202315299-430399477?language=de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AMDSG08 </text:p>
          </table:table-cell>
          <table:table-cell office:value-type="string" calcext:value-type="string">
            <text:p>cool</text:p>
          </table:table-cell>
          <table:table-cell/>
          <table:table-cell table:style-name="ce1" table:number-columns-repeated="32"/>
        </table:table-row>
        <table:table-row table:style-name="ro1" table:number-rows-repeated="3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selber machen: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ds18b20: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https://de.aliexpress.com/item/32847886832.html?spm=a2g0o.store_pc_allProduct.8148356.9.9016d5d797LoD0&amp;pdp_npi=4%40dis%21USD%21US%20%2411.80%21US%20%2411.80%21%21%2111.80%2111.80%21%402103237317000811862966179e8696%2112000019880621884%21sh%21CH%21141806571%21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Hu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pi-shop.ch/industrial-grade-isolated-8-ch-rs485-hub</text:p>
          </table:table-cell>
          <table:table-cell table:number-columns-repeated="40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10000" calcext:value-type="float">
            <text:p>10000</text:p>
          </table:table-cell>
          <table:table-cell table:formula="of:=0.8*(1+[.C31]/[.D31])" office:value-type="float" office:value="4.88" calcext:value-type="float">
            <text:p>4.8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10000" calcext:value-type="float">
            <text:p>10000</text:p>
          </table:table-cell>
          <table:table-cell table:formula="of:=0.8*(1+[.C32]/[.D32])" office:value-type="float" office:value="5.28" calcext:value-type="float">
            <text:p>5.2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 style:data-style-name="N2" text:time-value="10:29:50.97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3-11-19T11:03:33.207000000</dc:date>
    <meta:editing-duration>PT18H8M8S</meta:editing-duration>
    <meta:editing-cycles>17</meta:editing-cycles>
    <meta:generator>LibreOffice/7.5.7.1$Windows_X86_64 LibreOffice_project/47eb0cf7efbacdee9b19ae25d6752381ede23126</meta:generator>
    <meta:print-date>2023-11-16T08:46:59.232000000</meta:print-date>
    <meta:document-statistic meta:table-count="3" meta:cell-count="499" meta:object-count="1"/>
  </office:meta>
</office:document-meta>
</file>